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8a5d3" officeooo:paragraph-rsid="0018a5d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8a5d3" officeooo:paragraph-rsid="0018a5d3"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bf810" officeooo:paragraph-rsid="001bf810" style:font-weight-asian="normal" style:font-weight-complex="normal"/>
    </style:style>
    <style:style style:name="P4"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text-underline-style="none" fo:font-weight="normal" officeooo:rsid="001bf810" officeooo:paragraph-rsid="001bf810" style:font-weight-asian="normal" style:font-weight-complex="normal"/>
    </style:style>
    <style:style style:name="P5"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text-underline-style="none" fo:font-weight="bold" officeooo:rsid="0018a5d3" officeooo:paragraph-rsid="001a1d7d" style:font-weight-asian="bold" style:font-weight-complex="bold"/>
    </style:style>
    <style:style style:name="P6"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18a5d3" officeooo:paragraph-rsid="001a1d7d" style:font-weight-asian="bold" style:font-name-complex="Consolas1" style:font-weight-complex="bold"/>
    </style:style>
    <style:style style:name="P7"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1d0400" officeooo:paragraph-rsid="001d0400" fo:background-color="transparent" style:font-weight-asian="bold" style:font-name-complex="Consolas1" style:font-weight-complex="bold"/>
    </style:style>
    <style:style style:name="P8"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1dc2d1" officeooo:paragraph-rsid="001dc2d1" fo:background-color="transparent" style:font-weight-asian="bold" style:font-name-complex="Consolas1" style:font-weight-complex="bold"/>
    </style:style>
    <style:style style:name="P9"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1f5bde" officeooo:paragraph-rsid="001f5bde" fo:background-color="transparent" style:font-weight-asian="normal" style:font-name-complex="Consolas1" style:font-weight-complex="normal"/>
    </style:style>
    <style:style style:name="P10"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2055e9" officeooo:paragraph-rsid="002055e9" fo:background-color="transparent" style:font-weight-asian="normal" style:font-name-complex="Consolas1" style:font-weight-complex="normal"/>
    </style:style>
    <style:style style:name="P11"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bold" officeooo:rsid="0020b4c7" officeooo:paragraph-rsid="0020b4c7" fo:background-color="transparent" style:font-weight-asian="normal" style:font-name-complex="Consolas1" style:font-weight-complex="normal"/>
    </style:style>
    <style:style style:name="P12"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c9261" officeooo:paragraph-rsid="001c9261" style:font-weight-asian="normal" style:font-name-complex="Consolas1" style:font-weight-complex="normal"/>
    </style:style>
    <style:style style:name="P13"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c9261" officeooo:paragraph-rsid="001d0400" style:font-weight-asian="normal" style:font-name-complex="Consolas1" style:font-weight-complex="normal"/>
    </style:style>
    <style:style style:name="P14"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c9261" officeooo:paragraph-rsid="001c9261" fo:background-color="#ffcc00" style:font-weight-asian="normal" style:font-name-complex="Consolas1" style:font-weight-complex="normal"/>
    </style:style>
    <style:style style:name="P15"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c9261" officeooo:paragraph-rsid="001d0400" fo:background-color="#ffcc00" style:font-weight-asian="normal" style:font-name-complex="Consolas1" style:font-weight-complex="normal"/>
    </style:style>
    <style:style style:name="P16"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d0400" officeooo:paragraph-rsid="001d0400" fo:background-color="#ffcc00" style:font-weight-asian="normal" style:font-name-complex="Consolas1" style:font-weight-complex="normal"/>
    </style:style>
    <style:style style:name="P17"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dc2d1" officeooo:paragraph-rsid="001dc2d1" fo:background-color="transparent" style:font-weight-asian="normal" style:font-name-complex="Consolas1" style:font-weight-complex="normal"/>
    </style:style>
    <style:style style:name="P18"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f5bde" officeooo:paragraph-rsid="001f5bde" fo:background-color="transparent" style:font-weight-asian="normal" style:font-name-complex="Consolas1" style:font-weight-complex="normal"/>
    </style:style>
    <style:style style:name="P19"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fd304" officeooo:paragraph-rsid="001fd304" fo:background-color="transparent" style:font-weight-asian="normal" style:font-name-complex="Consolas1" style:font-weight-complex="normal"/>
    </style:style>
    <style:style style:name="P20"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2055e9" officeooo:paragraph-rsid="002055e9" fo:background-color="transparent" style:font-weight-asian="normal" style:font-name-complex="Consolas1" style:font-weight-complex="normal"/>
    </style:style>
    <style:style style:name="P21"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2055e9" officeooo:paragraph-rsid="001f5bde" fo:background-color="transparent" style:font-weight-asian="normal" style:font-name-complex="Consolas1" style:font-weight-complex="normal"/>
    </style:style>
    <style:style style:name="P22"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20b4c7" officeooo:paragraph-rsid="0020b4c7" fo:background-color="transparent" style:font-weight-asian="normal" style:font-name-complex="Consolas1" style:font-weight-complex="normal"/>
    </style:style>
    <style:style style:name="P23"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d0400" officeooo:paragraph-rsid="001d0400" fo:background-color="#ff6600" style:font-weight-asian="normal" style:font-name-complex="Consolas1" style:font-weight-complex="normal"/>
    </style:style>
    <style:style style:name="P24"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dc2d1" officeooo:paragraph-rsid="001dc2d1" fo:background-color="#ff3333" style:font-weight-asian="normal" style:font-name-complex="Consolas1" style:font-weight-complex="normal"/>
    </style:style>
    <style:style style:name="P25"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20b4c7" officeooo:paragraph-rsid="0020b4c7" fo:background-color="#ff3333" style:font-weight-asian="normal" style:font-name-complex="Consolas1" style:font-weight-complex="normal"/>
    </style:style>
    <style:style style:name="P26" style:family="paragraph" style:parent-style-name="Standard">
      <style:paragraph-properties fo:margin-top="0in" fo:margin-bottom="0in" style:contextual-spacing="false" fo:line-height="100%" fo:text-align="start" style:justify-single-word="fals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s>
      </style:paragraph-properties>
      <style:text-properties style:font-name="Consolas" style:text-underline-style="none" fo:font-weight="normal" officeooo:rsid="001fd304" officeooo:paragraph-rsid="001fd304" fo:background-color="#6666ff" style:font-weight-asian="normal" style:font-name-complex="Consolas1" style:font-weight-complex="normal"/>
    </style:style>
    <style:style style:name="P27" style:family="paragraph" style:parent-style-name="Standard">
      <style:paragraph-properties fo:text-align="start" style:justify-single-word="false"/>
      <style:text-properties style:text-underline-style="none" fo:font-weight="bold" officeooo:rsid="0018a5d3" officeooo:paragraph-rsid="0018a5d3" style:font-weight-asian="bold" style:font-weight-complex="bold"/>
    </style:style>
    <style:style style:name="P28" style:family="paragraph" style:parent-style-name="Standard">
      <style:paragraph-properties fo:text-align="start" style:justify-single-word="false"/>
      <style:text-properties style:text-underline-style="none" fo:font-weight="normal" officeooo:rsid="0018a5d3" officeooo:paragraph-rsid="0018a5d3" style:font-weight-asian="normal" style:font-weight-complex="normal"/>
    </style:style>
    <style:style style:name="P29" style:family="paragraph" style:parent-style-name="Standard">
      <style:text-properties fo:font-weight="bold" style:font-weight-asian="bold" style:font-weight-complex="bold"/>
    </style:style>
    <style:style style:name="T1" style:family="text">
      <style:text-properties officeooo:rsid="001c9261"/>
    </style:style>
    <style:style style:name="T2" style:family="text">
      <style:text-properties officeooo:rsid="001d0400"/>
    </style:style>
    <style:style style:name="T3" style:family="text">
      <style:text-properties officeooo:rsid="001d0400" fo:background-color="#ffcc00" loext:char-shading-value="0"/>
    </style:style>
    <style:style style:name="T4" style:family="text">
      <style:text-properties officeooo:rsid="001dc2d1"/>
    </style:style>
    <style:style style:name="T5" style:family="text">
      <style:text-properties fo:font-weight="bold" style:font-weight-asian="bold" style:font-weight-complex="bold"/>
    </style:style>
    <style:style style:name="T6" style:family="text">
      <style:text-properties officeooo:rsid="002055e9"/>
    </style:style>
    <style:style style:name="T7" style:family="text">
      <style:text-properties officeooo:rsid="0020b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1.1</text:p>
      <text:p text:style-name="P2"/>
      <text:p text:style-name="P27"><text:span text:style-name="T4">1)</text:span>Transfer data between mysql and hdfs using sqoop import and export</text:p>
      <text:p text:style-name="P2"/>
      <text:p text:style-name="P2"><text:span text:style-name="T5">Apache Sqoop is a tool designed to efficiently transfer bulk data between </text:span><text:a xlink:type="simple" xlink:href="https://acadgild.com/big-data/big-data-development-training-certification"><text:span text:style-name="T5">Hadoop</text:span></text:a><text:span text:style-name="T5"> and structured datastores such as relational databases.</text:span></text:p>
      <text:p text:style-name="P2"><text:span text:style-name="T5"/></text:p>
      <text:p text:style-name="P27"/>
      <text:p text:style-name="P3">mysql&gt; create database db1; </text:p>
      <text:p text:style-name="P3">Query OK, 1 row affected (0.05 sec) </text:p>
      <text:p text:style-name="P3"/>
      <text:p text:style-name="P3">mysql&gt; use db1; </text:p>
      <text:p text:style-name="P3">Database changed </text:p>
      <text:p text:style-name="P3">mysql&gt; create table company </text:p>
      <text:p text:style-name="P3"><text:s text:c="4"/>-&gt; (id int, </text:p>
      <text:p text:style-name="P3"><text:s text:c="4"/>-&gt; name varchar(20), </text:p>
      <text:p text:style-name="P3"><text:s text:c="4"/>-&gt; location varchar(20)); </text:p>
      <text:p text:style-name="P3">Query OK, 0 rows affected (0.08 sec) </text:p>
      <text:p text:style-name="P3"/>
      <text:p text:style-name="P3">mysql&gt; insert into company values(1,'acadgild','banglure'); </text:p>
      <text:p text:style-name="P3">Query OK, 1 row affected (0.11 sec) </text:p>
      <text:p text:style-name="P3"/>
      <text:p text:style-name="P3">mysql&gt; insert into company values(2,'spring','banglure'); </text:p>
      <text:p text:style-name="P3">Query OK, 1 row affected (0.00 sec) </text:p>
      <text:p text:style-name="P3"/>
      <text:p text:style-name="P3">mysql&gt; insert into company values(3,'ibm','cochin'); </text:p>
      <text:p text:style-name="P3">Query OK, 1 row affected (0.00 sec) </text:p>
      <text:p text:style-name="P3"/>
      <text:p text:style-name="P3">mysql&gt; select * from company; </text:p>
      <text:p text:style-name="P3">+------+----------+----------+ </text:p>
      <text:p text:style-name="P3">| id <text:s text:c="2"/>| name <text:s text:c="4"/>| location | </text:p>
      <text:p text:style-name="P3">+------+----------+----------+ </text:p>
      <text:p text:style-name="P3">| <text:s text:c="3"/>1 | acadgild | banglure | </text:p>
      <text:p text:style-name="P3">| <text:s text:c="3"/>2 | spring <text:s text:c="2"/>| banglure | </text:p>
      <text:p text:style-name="P3">| <text:s text:c="3"/>3 | ibm <text:s text:c="5"/>| cochin <text:s text:c="2"/>| </text:p>
      <text:p text:style-name="P3">+------+----------+----------+ </text:p>
      <text:p text:style-name="P3">3 rows in set (0.00 sec) </text:p>
      <text:p text:style-name="P3">mysql&gt; grant all on *.* to 'root@localhost' with grant option; </text:p>
      <text:p text:style-name="P3">Query OK, 0 rows affected (0.00 sec) </text:p>
      <text:p text:style-name="P3"/>
      <text:p text:style-name="P3">mysql&gt; flush privileges; </text:p>
      <text:p text:style-name="P3">Query OK, 0 rows affected (0.03 sec) </text:p>
      <text:p text:style-name="P3"/>
      <text:p text:style-name="P3">mysql&gt; commit; </text:p>
      <text:p text:style-name="P3">Query OK, 0 rows affected (0.00 sec) </text:p>
      <text:p text:style-name="P2"/>
      <text:p text:style-name="P4"/>
      <text:p text:style-name="P5"/>
      <text:p text:style-name="P6">SQOOP <text:span text:style-name="T1">IMPORT</text:span></text:p>
      <text:p text:style-name="P5"><text:soft-page-break/></text:p>
      <text:p text:style-name="P14">[acadgild@localhost ~]$ sqoop import --connect jdbc:mysql://localhost/db1 --username 'root' -P --table 'company' --target-dir '/sqoopout1' -m 1</text:p>
      <text:p text:style-name="P12">Warning: /usr/local/sqoop/../hcatalog does not exist! HCatalog jobs will fail.</text:p>
      <text:p text:style-name="P12">Please set $HCAT_HOME to the root of your HCatalog installation.</text:p>
      <text:p text:style-name="P12">Warning: /usr/local/sqoop/../accumulo does not exist! Accumulo imports will fail.</text:p>
      <text:p text:style-name="P12">Please set $ACCUMULO_HOME to the root of your Accumulo installation.</text:p>
      <text:p text:style-name="P12">Warning: /usr/local/sqoop/../zookeeper does not exist! Accumulo imports will fail.</text:p>
      <text:p text:style-name="P12">Please set $ZOOKEEPER_HOME to the root of your Zookeeper installation.</text:p>
      <text:p text:style-name="P12">2017-11-03 13:33:06,641 INFO <text:s/>[main] sqoop.Sqoop: Running Sqoop version: 1.4.5</text:p>
      <text:p text:style-name="P12">Enter password: </text:p>
      <text:p text:style-name="P12">2017-11-03 13:33:10,007 INFO <text:s/>[main] manager.MySQLManager: Preparing to use a MySQL streaming resultset.</text:p>
      <text:p text:style-name="P12">2017-11-03 13:33:10,007 INFO <text:s/>[main] tool.CodeGenTool: Beginning code generation</text:p>
      <text:p text:style-name="P12">2017-11-03 13:33:10,641 INFO <text:s/>[main] manager.SqlManager: Executing SQL statement: SELECT t.* FROM `company` AS t LIMIT 1</text:p>
      <text:p text:style-name="P12">2017-11-03 13:33:10,750 INFO <text:s/>[main] manager.SqlManager: Executing SQL statement: SELECT t.* FROM `company` AS t LIMIT 1</text:p>
      <text:p text:style-name="P12">2017-11-03 13:33:10,760 INFO <text:s/>[main] orm.CompilationManager: HADOOP_MAPRED_HOME is /usr/local/hadoop-2.6.0</text:p>
      <text:p text:style-name="P12">Note: /tmp/sqoop-acadgild/compile/70ff055bd06b630fd4edc566f0d57bc6/company.java uses or overrides a deprecated API.</text:p>
      <text:p text:style-name="P12">Note: Recompile with -Xlint:deprecation for details.</text:p>
      <text:p text:style-name="P12">2017-11-03 13:33:14,790 INFO <text:s/>[main] orm.CompilationManager: Writing jar file: /tmp/sqoop-acadgild/compile/70ff055bd06b630fd4edc566f0d57bc6/company.jar</text:p>
      <text:p text:style-name="P12">2017-11-03 13:33:14,876 WARN <text:s/>[main] manager.MySQLManager: It looks like you are importing from mysql.</text:p>
      <text:p text:style-name="P12">2017-11-03 13:33:14,876 WARN <text:s/>[main] manager.MySQLManager: This transfer can be faster! Use the --direct</text:p>
      <text:p text:style-name="P12">2017-11-03 13:33:14,876 WARN <text:s/>[main] manager.MySQLManager: option to exercise a MySQL-specific fast path.</text:p>
      <text:p text:style-name="P12">2017-11-03 13:33:14,876 INFO <text:s/>[main] manager.MySQLManager: Setting zero DATETIME behavior to convertToNull (mysql)</text:p>
      <text:p text:style-name="P12">2017-11-03 13:33:14,886 INFO <text:s/>[main] mapreduce.ImportJobBase: Beginning import of company</text:p>
      <text:p text:style-name="P12">SLF4J: Class path contains multiple SLF4J bindings.</text:p>
      <text:p text:style-name="P12">SLF4J: Found binding in [jar:file:/usr/local/hbase/lib/slf4j-log4j12-1.6.4.jar!/org/slf4j/impl/StaticLoggerBinder.class]</text:p>
      <text:p text:style-name="P12">SLF4J: Found binding in [jar:file:/usr/local/hadoop-2.6.0/share/hadoop/common/lib/slf4j-log4j12-1.7.5.jar!/org/slf4j/impl/StaticLoggerBinder.class]</text:p>
      <text:p text:style-name="P12">SLF4J: See http://www.slf4j.org/codes.html#multiple_bindings for an explanation.</text:p>
      <text:p text:style-name="P12">2017-11-03 13:33:15,941 WARN <text:s/>[main] util.NativeCodeLoader: Unable to load native-hadoop library for your platform... using builtin-java classes where <text:soft-page-break/>applicable</text:p>
      <text:p text:style-name="P12">2017-11-03 13:33:15,964 INFO <text:s/>[main] Configuration.deprecation: mapred.jar is deprecated. Instead, use mapreduce.job.jar</text:p>
      <text:p text:style-name="P12">2017-11-03 13:33:17,083 INFO <text:s/>[main] Configuration.deprecation: mapred.map.tasks is deprecated. Instead, use mapreduce.job.maps</text:p>
      <text:p text:style-name="P12">2017-11-03 13:33:17,459 INFO <text:s/>[main] client.RMProxy: Connecting to ResourceManager at /0.0.0.0:8032</text:p>
      <text:p text:style-name="P12">2017-11-03 13:33:21,980 INFO <text:s/>[main] db.DBInputFormat: Using read commited transaction isolation</text:p>
      <text:p text:style-name="P12">2017-11-03 13:33:22,310 INFO <text:s/>[main] mapreduce.JobSubmitter: number of splits:1</text:p>
      <text:p text:style-name="P12">2017-11-03 13:33:22,431 INFO <text:s/>[main] Configuration.deprecation: mapred.job.name is deprecated. Instead, use mapreduce.job.name</text:p>
      <text:p text:style-name="P12">2017-11-03 13:33:22,436 INFO <text:s/>[main] Configuration.deprecation: mapred.cache.files.timestamps is deprecated. Instead, use mapreduce.job.cache.files.timestamps</text:p>
      <text:p text:style-name="P12">2017-11-03 13:33:22,436 INFO <text:s/>[main] Configuration.deprecation: mapreduce.map.class is deprecated. Instead, use mapreduce.job.map.class</text:p>
      <text:p text:style-name="P12">2017-11-03 13:33:22,439 INFO <text:s/>[main] Configuration.deprecation: mapreduce.inputformat.class is deprecated. Instead, use mapreduce.job.inputformat.class</text:p>
      <text:p text:style-name="P12">2017-11-03 13:33:22,439 INFO <text:s/>[main] Configuration.deprecation: mapreduce.outputformat.class is deprecated. Instead, use mapreduce.job.outputformat.class</text:p>
      <text:p text:style-name="P12">2017-11-03 13:33:22,439 INFO <text:s/>[main] Configuration.deprecation: mapred.output.value.class is deprecated. Instead, use mapreduce.job.output.value.class</text:p>
      <text:p text:style-name="P12">2017-11-03 13:33:22,440 INFO <text:s/>[main] Configuration.deprecation: mapred.output.dir is deprecated. Instead, use mapreduce.output.fileoutputformat.outputdir</text:p>
      <text:p text:style-name="P12">2017-11-03 13:33:22,440 INFO <text:s/>[main] Configuration.deprecation: mapred.cache.files is deprecated. Instead, use mapreduce.job.cache.files</text:p>
      <text:p text:style-name="P12">2017-11-03 13:33:22,440 INFO <text:s/>[main] Configuration.deprecation: mapred.working.dir is deprecated. Instead, use mapreduce.job.working.dir</text:p>
      <text:p text:style-name="P12">2017-11-03 13:33:22,455 INFO <text:s/>[main] Configuration.deprecation: mapred.job.classpath.files is deprecated. Instead, use mapreduce.job.classpath.files</text:p>
      <text:p text:style-name="P12">2017-11-03 13:33:22,455 INFO <text:s/>[main] Configuration.deprecation: user.name is deprecated. Instead, use mapreduce.job.user.name</text:p>
      <text:p text:style-name="P12">2017-11-03 13:33:22,455 INFO <text:s/>[main] Configuration.deprecation: mapred.reduce.tasks is deprecated. Instead, use mapreduce.job.reduces</text:p>
      <text:p text:style-name="P12">2017-11-03 13:33:22,455 INFO <text:s/>[main] Configuration.deprecation: mapred.cache.files.filesizes is deprecated. Instead, use mapreduce.job.cache.files.filesizes</text:p>
      <text:p text:style-name="P12">2017-11-03 13:33:22,455 INFO <text:s/>[main] Configuration.deprecation: mapred.output.key.class is deprecated. Instead, use mapreduce.job.output.key.class</text:p>
      <text:p text:style-name="P12">2017-11-03 13:33:23,096 INFO <text:s/>[main] mapreduce.JobSubmitter: Submitting <text:soft-page-break/>tokens for job: job_1509695509797_0001</text:p>
      <text:p text:style-name="P12">2017-11-03 13:33:24,497 INFO <text:s/>[main] impl.YarnClientImpl: Submitted application application_1509695509797_0001 to ResourceManager at /0.0.0.0:8032</text:p>
      <text:p text:style-name="P12">2017-11-03 13:33:24,655 INFO <text:s/>[main] mapreduce.Job: The url to track the job: http://http://localhost:8088/proxy/application_1509695509797_0001/</text:p>
      <text:p text:style-name="P12">2017-11-03 13:33:24,662 INFO <text:s/>[main] mapreduce.Job: Running job: job_1509695509797_0001</text:p>
      <text:p text:style-name="P12">2017-11-03 13:33:45,511 INFO <text:s/>[main] mapreduce.Job: Job job_1509695509797_0001 running in uber mode : false</text:p>
      <text:p text:style-name="P12">2017-11-03 13:33:45,532 INFO <text:s/>[main] mapreduce.Job: <text:s/>map 0% reduce 0%</text:p>
      <text:p text:style-name="P12">2017-11-03 13:33:56,885 INFO <text:s/>[main] mapreduce.Job: <text:s/>map 100% reduce 0%</text:p>
      <text:p text:style-name="P12">2017-11-03 13:33:57,938 INFO <text:s/>[main] mapreduce.Job: Job job_1509695509797_0001 completed successfully</text:p>
      <text:p text:style-name="P12">2017-11-03 13:33:58,296 ERROR [main] tool.ImportTool: Imported Failed: No enum constant org.apache.hadoop.mapreduce.JobCounter.MB_MILLIS_MAPS</text:p>
      <text:p text:style-name="P13">[acadgild@localhost ~]$ </text:p>
      <text:p text:style-name="P13"/>
      <text:p text:style-name="P13"/>
      <text:p text:style-name="P13"><text:span text:style-name="T2">hadoop fs -ls /sqoopout1</text:span></text:p>
      <text:p text:style-name="P13"><text:span text:style-name="T2">17/11/03 13:37:35 WARN util.NativeCodeLoader: Unable to load native-hadoop library for your platform... using builtin-java classes where applicable</text:span></text:p>
      <text:p text:style-name="P13"><text:span text:style-name="T2">Found 2 items</text:span></text:p>
      <text:p text:style-name="P15"><text:span text:style-name="T2">-rw-r--r-- <text:s text:c="2"/>1 acadgild supergroup <text:s text:c="9"/>0 2017-11-03 13:33 /sqoopout1/_SUCCESS</text:span></text:p>
      <text:p text:style-name="P13"><text:span text:style-name="T3">-rw-r--r-- <text:s text:c="2"/>1 acadgild supergroup <text:s text:c="8"/>51 2017-11-03 13:33</text:span><text:span text:style-name="T2"> /sqoopout1/part-m-00000</text:span></text:p>
      <text:p text:style-name="P13"><text:span text:style-name="T2">[</text:span><text:span text:style-name="T3">acadgild@localhost ~]$ hadoop fs -cat /sqoopout1/part-m-00000</text:span></text:p>
      <text:p text:style-name="P13"><text:span text:style-name="T2">17/11/03 13:38:10 WARN util.NativeCodeLoader: Unable to load native-hadoop library for your platform... using builtin-java classes where applicable</text:span></text:p>
      <text:p text:style-name="P15"><text:span text:style-name="T2">1,acadgild,banglure</text:span></text:p>
      <text:p text:style-name="P15"><text:span text:style-name="T2">2,spring,banglure</text:span></text:p>
      <text:p text:style-name="P15"><text:span text:style-name="T2">3,ibm,cochin</text:span></text:p>
      <text:p text:style-name="P15"/>
      <text:p text:style-name="P15"/>
      <text:p text:style-name="P16"/>
      <text:p text:style-name="P7">SQOOP EXPORT</text:p>
      <text:p text:style-name="P7"/>
      <text:p text:style-name="P7"/>
      <text:p text:style-name="P23">mysql&gt; truncate table company;</text:p>
      <text:p text:style-name="P23">Query OK, 0 rows affected (0.00 sec)</text:p>
      <text:p text:style-name="P23"></text:p>
      <text:p text:style-name="P23">mysql&gt; select * from company;</text:p>
      <text:p text:style-name="P23">Empty set (0.00 sec)</text:p>
      <text:p text:style-name="P23"/>
      <text:p text:style-name="P23"/>
      <text:p text:style-name="P24">[acadgild@localhost ~]$ sqoop export -m 1 --connect jdbc:mysql://localhost/db1 --username 'root' -P --table 'company' --export-dir '/sqoopout1' --input-fields-terminated-by ',' </text:p>
      <text:p text:style-name="P17">Warning: /usr/local/sqoop/../hcatalog does not exist! HCatalog jobs will fail.</text:p>
      <text:p text:style-name="P17"><text:soft-page-break/>Please set $HCAT_HOME to the root of your HCatalog installation.</text:p>
      <text:p text:style-name="P17">Warning: /usr/local/sqoop/../accumulo does not exist! Accumulo imports will fail.</text:p>
      <text:p text:style-name="P17">Please set $ACCUMULO_HOME to the root of your Accumulo installation.</text:p>
      <text:p text:style-name="P17">Warning: /usr/local/sqoop/../zookeeper does not exist! Accumulo imports will fail.</text:p>
      <text:p text:style-name="P17">Please set $ZOOKEEPER_HOME to the root of your Zookeeper installation.</text:p>
      <text:p text:style-name="P17">2017-11-03 13:54:36,246 INFO <text:s/>[main] sqoop.Sqoop: Running Sqoop version: 1.4.5</text:p>
      <text:p text:style-name="P17">Enter password: </text:p>
      <text:p text:style-name="P17">2017-11-03 13:54:42,286 INFO <text:s/>[main] manager.MySQLManager: Preparing to use a MySQL streaming resultset.</text:p>
      <text:p text:style-name="P17">2017-11-03 13:54:42,286 INFO <text:s/>[main] tool.CodeGenTool: Beginning code generation</text:p>
      <text:p text:style-name="P17">2017-11-03 13:54:42,882 INFO <text:s/>[main] manager.SqlManager: Executing SQL statement: SELECT t.* FROM `company` AS t LIMIT 1</text:p>
      <text:p text:style-name="P17">2017-11-03 13:54:42,987 INFO <text:s/>[main] manager.SqlManager: Executing SQL statement: SELECT t.* FROM `company` AS t LIMIT 1</text:p>
      <text:p text:style-name="P17">2017-11-03 13:54:43,004 INFO <text:s/>[main] orm.CompilationManager: HADOOP_MAPRED_HOME is /usr/local/hadoop-2.6.0</text:p>
      <text:p text:style-name="P17">Note: /tmp/sqoop-acadgild/compile/a26a4329f42c53071c449566a3c61e25/company.java uses or overrides a deprecated API.</text:p>
      <text:p text:style-name="P17">Note: Recompile with -Xlint:deprecation for details.</text:p>
      <text:p text:style-name="P17">2017-11-03 13:54:46,815 INFO <text:s/>[main] orm.CompilationManager: Writing jar file: /tmp/sqoop-acadgild/compile/a26a4329f42c53071c449566a3c61e25/company.jar</text:p>
      <text:p text:style-name="P17">2017-11-03 13:54:46,860 INFO <text:s/>[main] mapreduce.ExportJobBase: Beginning export of company</text:p>
      <text:p text:style-name="P17">SLF4J: Class path contains multiple SLF4J bindings.</text:p>
      <text:p text:style-name="P17">SLF4J: Found binding in [jar:file:/usr/local/hbase/lib/slf4j-log4j12-1.6.4.jar!/org/slf4j/impl/StaticLoggerBinder.class]</text:p>
      <text:p text:style-name="P17">SLF4J: Found binding in [jar:file:/usr/local/hadoop-2.6.0/share/hadoop/common/lib/slf4j-log4j12-1.7.5.jar!/org/slf4j/impl/StaticLoggerBinder.class]</text:p>
      <text:p text:style-name="P17">SLF4J: See http://www.slf4j.org/codes.html#multiple_bindings for an explanation.</text:p>
      <text:p text:style-name="P17">2017-11-03 13:54:47,532 WARN <text:s/>[main] util.NativeCodeLoader: Unable to load native-hadoop library for your platform... using builtin-java classes where applicable</text:p>
      <text:p text:style-name="P17">2017-11-03 13:54:47,549 INFO <text:s/>[main] Configuration.deprecation: mapred.jar is deprecated. Instead, use mapreduce.job.jar</text:p>
      <text:p text:style-name="P17">2017-11-03 13:54:49,047 INFO <text:s/>[main] Configuration.deprecation: mapred.reduce.tasks.speculative.execution is deprecated. Instead, use mapreduce.reduce.speculative</text:p>
      <text:p text:style-name="P17">2017-11-03 13:54:49,083 INFO <text:s/>[main] Configuration.deprecation: mapred.map.tasks.speculative.execution is deprecated. Instead, use mapreduce.map.speculative</text:p>
      <text:p text:style-name="P17">2017-11-03 13:54:49,092 INFO <text:s/>[main] Configuration.deprecation: mapred.map.tasks is deprecated. Instead, use mapreduce.job.maps</text:p>
      <text:p text:style-name="P17">2017-11-03 13:54:49,509 INFO <text:s/>[main] client.RMProxy: Connecting to <text:soft-page-break/>ResourceManager at /0.0.0.0:8032</text:p>
      <text:p text:style-name="P17">2017-11-03 13:54:52,027 INFO <text:s/>[main] input.FileInputFormat: Total input paths to process : 1</text:p>
      <text:p text:style-name="P17">2017-11-03 13:54:52,053 INFO <text:s/>[main] input.FileInputFormat: Total input paths to process : 1</text:p>
      <text:p text:style-name="P17">2017-11-03 13:54:52,212 INFO <text:s/>[main] mapreduce.JobSubmitter: number of splits:1</text:p>
      <text:p text:style-name="P17">2017-11-03 13:54:52,246 INFO <text:s/>[main] Configuration.deprecation: mapred.job.name is deprecated. Instead, use mapreduce.job.name</text:p>
      <text:p text:style-name="P17">2017-11-03 13:54:52,252 INFO <text:s/>[main] Configuration.deprecation: mapred.cache.files.timestamps is deprecated. Instead, use mapreduce.job.cache.files.timestamps</text:p>
      <text:p text:style-name="P17">2017-11-03 13:54:52,252 INFO <text:s/>[main] Configuration.deprecation: mapreduce.map.class is deprecated. Instead, use mapreduce.job.map.class</text:p>
      <text:p text:style-name="P17">2017-11-03 13:54:52,252 INFO <text:s/>[main] Configuration.deprecation: mapred.input.dir is deprecated. Instead, use mapreduce.input.fileinputformat.inputdir</text:p>
      <text:p text:style-name="P17">2017-11-03 13:54:52,253 INFO <text:s/>[main] Configuration.deprecation: mapred.map.tasks.speculative.execution is deprecated. Instead, use mapreduce.map.speculative</text:p>
      <text:p text:style-name="P17">2017-11-03 13:54:52,254 INFO <text:s/>[main] Configuration.deprecation: mapreduce.inputformat.class is deprecated. Instead, use mapreduce.job.inputformat.class</text:p>
      <text:p text:style-name="P17">2017-11-03 13:54:52,255 INFO <text:s/>[main] Configuration.deprecation: mapreduce.outputformat.class is deprecated. Instead, use mapreduce.job.outputformat.class</text:p>
      <text:p text:style-name="P17">2017-11-03 13:54:52,256 INFO <text:s/>[main] Configuration.deprecation: mapred.cache.files is deprecated. Instead, use mapreduce.job.cache.files</text:p>
      <text:p text:style-name="P17">2017-11-03 13:54:52,256 INFO <text:s/>[main] Configuration.deprecation: mapred.working.dir is deprecated. Instead, use mapreduce.job.working.dir</text:p>
      <text:p text:style-name="P17">2017-11-03 13:54:52,257 INFO <text:s/>[main] Configuration.deprecation: mapred.mapoutput.value.class is deprecated. Instead, use mapreduce.map.output.value.class</text:p>
      <text:p text:style-name="P17">2017-11-03 13:54:52,257 INFO <text:s/>[main] Configuration.deprecation: mapred.mapoutput.key.class is deprecated. Instead, use mapreduce.map.output.key.class</text:p>
      <text:p text:style-name="P17">2017-11-03 13:54:52,257 INFO <text:s/>[main] Configuration.deprecation: mapred.job.classpath.files is deprecated. Instead, use mapreduce.job.classpath.files</text:p>
      <text:p text:style-name="P17">2017-11-03 13:54:52,257 INFO <text:s/>[main] Configuration.deprecation: user.name is deprecated. Instead, use mapreduce.job.user.name</text:p>
      <text:p text:style-name="P17">2017-11-03 13:54:52,257 INFO <text:s/>[main] Configuration.deprecation: mapred.reduce.tasks is deprecated. Instead, use mapreduce.job.reduces</text:p>
      <text:p text:style-name="P17">2017-11-03 13:54:52,257 INFO <text:s/>[main] Configuration.deprecation: mapred.cache.files.filesizes is deprecated. Instead, use mapreduce.job.cache.files.filesizes</text:p>
      <text:p text:style-name="P17">2017-11-03 13:54:52,592 INFO <text:s/>[main] mapreduce.JobSubmitter: Submitting tokens for job: job_1509695509797_0003</text:p>
      <text:p text:style-name="P17"><text:soft-page-break/>2017-11-03 13:54:53,350 INFO <text:s/>[main] impl.YarnClientImpl: Submitted application application_1509695509797_0003 to ResourceManager at /0.0.0.0:8032</text:p>
      <text:p text:style-name="P17">2017-11-03 13:54:53,469 INFO <text:s/>[main] mapreduce.Job: The url to track the job: http://http://localhost:8088/proxy/application_1509695509797_0003/</text:p>
      <text:p text:style-name="P17">2017-11-03 13:54:53,470 INFO <text:s/>[main] mapreduce.Job: Running job: job_1509695509797_0003</text:p>
      <text:p text:style-name="P17">2017-11-03 13:55:08,088 INFO <text:s/>[main] mapreduce.Job: Job job_1509695509797_0003 running in uber mode : false</text:p>
      <text:p text:style-name="P17">2017-11-03 13:55:08,112 INFO <text:s/>[main] mapreduce.Job: <text:s/>map 0% reduce 0%</text:p>
      <text:p text:style-name="P17">2017-11-03 13:55:18,971 INFO <text:s/>[main] mapreduce.Job: <text:s/>map 100% reduce 0%</text:p>
      <text:p text:style-name="P17">2017-11-03 13:55:20,046 INFO <text:s/>[main] mapreduce.Job: Job job_1509695509797_0003 completed successfully</text:p>
      <text:p text:style-name="P17"/>
      <text:p text:style-name="P17"/>
      <text:p text:style-name="P17">mysql&gt; select * from company;</text:p>
      <text:p text:style-name="P17">+------+----------+----------+</text:p>
      <text:p text:style-name="P17">| id <text:s text:c="2"/>| name <text:s text:c="4"/>| location |</text:p>
      <text:p text:style-name="P17">+------+----------+----------+</text:p>
      <text:p text:style-name="P17">| <text:s text:c="3"/>1 | acadgild | banglure |</text:p>
      <text:p text:style-name="P17">| <text:s text:c="3"/>2 | spring <text:s text:c="2"/>| banglure |</text:p>
      <text:p text:style-name="P17">| <text:s text:c="3"/>3 | ibm <text:s text:c="5"/>| cochin <text:s text:c="2"/>|</text:p>
      <text:p text:style-name="P17">+------+----------+----------+</text:p>
      <text:p text:style-name="P17">3 rows in set (0.00 sec)</text:p>
      <text:p text:style-name="P17"></text:p>
      <text:p text:style-name="P17"/>
      <text:p text:style-name="P29"/>
      <text:p text:style-name="P29">How it Works</text:p>
      <text:p text:style-name="P29"/>
      <text:p text:style-name="P29">Sqoop calls the JDBC driver written in the –connect statement from the location where Sqoop is installed. The –username and –password options are used to authenticate the user and Sqoop, internally generates the same command against the MySQL instance.</text:p>
      <text:p text:style-name="P29">The –table argument defines the MySQL table name, that will receive the data from HDFS. This table must be created prior to running the export command. Sqoop uses the number of columns, their types, and the metadata of the table to validate the data inserted from the HDFS directory. When the export statement is executed, it initiates and creates INSERT statements in MySQl. For example, the export-job will read each line of the input.txt file from HDFS and produces the following intermediate statements.</text:p>
      <text:p text:style-name="P17"/>
      <text:p text:style-name="P17"/>
      <text:p text:style-name="P17"/>
      <text:p text:style-name="P8">2)Transfer data between mysql and hive</text:p>
      <text:p text:style-name="P8"/>
      <text:p text:style-name="P8"/>
      <text:p text:style-name="P8"/>
      <text:p text:style-name="P18">mysql&gt; grant all on *.* to 'root@localhost' with grant option; </text:p>
      <text:p text:style-name="P18">Query OK, 0 rows affected (0.00 sec)</text:p>
      <text:p text:style-name="P18"></text:p>
      <text:p text:style-name="P18">mysql&gt; flush privileges;</text:p>
      <text:p text:style-name="P18"><text:soft-page-break/>Query OK, 0 rows affected (0.00 sec)</text:p>
      <text:p text:style-name="P18"></text:p>
      <text:p text:style-name="P18">mysql&gt; commit;</text:p>
      <text:p text:style-name="P18">Query OK, 0 rows affected (0.00 sec)</text:p>
      <text:p text:style-name="P18"></text:p>
      <text:p text:style-name="P18">mysql&gt; </text:p>
      <text:p text:style-name="P18">mysql&gt; select * from employee;</text:p>
      <text:p text:style-name="P18">+------+--------+--------+</text:p>
      <text:p text:style-name="P18">| id <text:s text:c="2"/>| name <text:s text:c="2"/>| salary |</text:p>
      <text:p text:style-name="P18">+------+--------+--------+</text:p>
      <text:p text:style-name="P18">| <text:s text:c="3"/>1 | vishnu | <text:s text:c="3"/>100 |</text:p>
      <text:p text:style-name="P18">| <text:s text:c="3"/>2 | vipin <text:s/>| <text:s text:c="3"/>200 |</text:p>
      <text:p text:style-name="P18">| <text:s text:c="3"/>3 | vijay <text:s/>| <text:s text:c="3"/>300 |</text:p>
      <text:p text:style-name="P18">+------+--------+--------+</text:p>
      <text:p text:style-name="P18">3 rows in set (0.00 sec)</text:p>
      <text:p text:style-name="P18"></text:p>
      <text:p text:style-name="P9">A Sqoop command is used to transfer <text:span text:style-name="T6">table</text:span> from MySQL to Hive.</text:p>
      <text:p text:style-name="P9"/>
      <text:p text:style-name="P26">[acadgild@localhost ~]$ sqoop import --connect jdbc:mysql://localhost/db1 --username root --table employee --target-dir /myhive --hive-import --create-hive-table --hive-table default.Company2Hive -m 1</text:p>
      <text:p text:style-name="P19">Warning: /usr/local/sqoop/../hcatalog does not exist! HCatalog jobs will fail.</text:p>
      <text:p text:style-name="P19">Please set $HCAT_HOME to the root of your HCatalog installation.</text:p>
      <text:p text:style-name="P19">Warning: /usr/local/sqoop/../accumulo does not exist! Accumulo imports will fail.</text:p>
      <text:p text:style-name="P19">Please set $ACCUMULO_HOME to the root of your Accumulo installation.</text:p>
      <text:p text:style-name="P19">Warning: /usr/local/sqoop/../zookeeper does not exist! Accumulo imports will fail.</text:p>
      <text:p text:style-name="P19">Please set $ZOOKEEPER_HOME to the root of your Zookeeper installation.</text:p>
      <text:p text:style-name="P19">2017-11-03 15:35:53,470 INFO <text:s/>[main] sqoop.Sqoop: Running Sqoop version: 1.4.5</text:p>
      <text:p text:style-name="P19">2017-11-03 15:35:53,544 INFO <text:s/>[main] tool.BaseSqoopTool: Using Hive-specific delimiters for output. You can override</text:p>
      <text:p text:style-name="P19">2017-11-03 15:35:53,545 INFO <text:s/>[main] tool.BaseSqoopTool: delimiters with --fields-terminated-by, etc.</text:p>
      <text:p text:style-name="P19">2017-11-03 15:35:54,223 INFO <text:s/>[main] manager.MySQLManager: Preparing to use a MySQL streaming resultset.</text:p>
      <text:p text:style-name="P19">2017-11-03 15:35:54,233 INFO <text:s/>[main] tool.CodeGenTool: Beginning code generation</text:p>
      <text:p text:style-name="P19">2017-11-03 15:35:55,023 INFO <text:s/>[main] manager.SqlManager: Executing SQL statement: SELECT t.* FROM `employee` AS t LIMIT 1</text:p>
      <text:p text:style-name="P19">2017-11-03 15:35:55,126 INFO <text:s/>[main] manager.SqlManager: Executing SQL statement: SELECT t.* FROM `employee` AS t LIMIT 1</text:p>
      <text:p text:style-name="P19">2017-11-03 15:35:55,148 INFO <text:s/>[main] orm.CompilationManager: HADOOP_MAPRED_HOME is /usr/local/hadoop-2.6.0</text:p>
      <text:p text:style-name="P19">Note: /tmp/sqoop-acadgild/compile/51f32aaf065965adde75af6e8731f58e/employee.java uses or overrides a deprecated API.</text:p>
      <text:p text:style-name="P19">Note: Recompile with -Xlint:deprecation for details.</text:p>
      <text:p text:style-name="P19">2017-11-03 15:35:59,546 INFO <text:s/>[main] orm.CompilationManager: Writing jar file: <text:soft-page-break/>/tmp/sqoop-acadgild/compile/51f32aaf065965adde75af6e8731f58e/employee.jar</text:p>
      <text:p text:style-name="P19">2017-11-03 15:35:59,596 WARN <text:s/>[main] manager.MySQLManager: It looks like you are importing from mysql.</text:p>
      <text:p text:style-name="P19">2017-11-03 15:35:59,596 WARN <text:s/>[main] manager.MySQLManager: This transfer can be faster! Use the --direct</text:p>
      <text:p text:style-name="P19">2017-11-03 15:35:59,596 WARN <text:s/>[main] manager.MySQLManager: option to exercise a MySQL-specific fast path.</text:p>
      <text:p text:style-name="P19">2017-11-03 15:35:59,596 INFO <text:s/>[main] manager.MySQLManager: Setting zero DATETIME behavior to convertToNull (mysql)</text:p>
      <text:p text:style-name="P19">2017-11-03 15:35:59,637 INFO <text:s/>[main] mapreduce.ImportJobBase: Beginning import of employee</text:p>
      <text:p text:style-name="P19">SLF4J: Class path contains multiple SLF4J bindings.</text:p>
      <text:p text:style-name="P19">SLF4J: Found binding in [jar:file:/usr/local/hbase/lib/slf4j-log4j12-1.6.4.jar!/org/slf4j/impl/StaticLoggerBinder.class]</text:p>
      <text:p text:style-name="P19">SLF4J: Found binding in [jar:file:/usr/local/hadoop-2.6.0/share/hadoop/common/lib/slf4j-log4j12-1.7.5.jar!/org/slf4j/impl/StaticLoggerBinder.class]</text:p>
      <text:p text:style-name="P19">SLF4J: See http://www.slf4j.org/codes.html#multiple_bindings for an explanation.</text:p>
      <text:p text:style-name="P19">2017-11-03 15:36:00,343 WARN <text:s/>[main] util.NativeCodeLoader: Unable to load native-hadoop library for your platform... using builtin-java classes where applicable</text:p>
      <text:p text:style-name="P19">2017-11-03 15:36:00,396 INFO <text:s/>[main] Configuration.deprecation: mapred.jar is deprecated. Instead, use mapreduce.job.jar</text:p>
      <text:p text:style-name="P19">2017-11-03 15:36:01,744 INFO <text:s/>[main] Configuration.deprecation: mapred.map.tasks is deprecated. Instead, use mapreduce.job.maps</text:p>
      <text:p text:style-name="P19">2017-11-03 15:36:02,141 INFO <text:s/>[main] client.RMProxy: Connecting to ResourceManager at /0.0.0.0:8032</text:p>
      <text:p text:style-name="P19">2017-11-03 15:36:05,755 INFO <text:s/>[main] db.DBInputFormat: Using read commited transaction isolation</text:p>
      <text:p text:style-name="P19">2017-11-03 15:36:05,989 INFO <text:s/>[main] mapreduce.JobSubmitter: number of splits:1</text:p>
      <text:p text:style-name="P19">2017-11-03 15:36:06,019 INFO <text:s/>[main] Configuration.deprecation: mapred.job.name is deprecated. Instead, use mapreduce.job.name</text:p>
      <text:p text:style-name="P19">2017-11-03 15:36:06,020 INFO <text:s/>[main] Configuration.deprecation: mapred.cache.files.timestamps is deprecated. Instead, use mapreduce.job.cache.files.timestamps</text:p>
      <text:p text:style-name="P19">2017-11-03 15:36:06,020 INFO <text:s/>[main] Configuration.deprecation: mapreduce.map.class is deprecated. Instead, use mapreduce.job.map.class</text:p>
      <text:p text:style-name="P19">2017-11-03 15:36:06,025 INFO <text:s/>[main] Configuration.deprecation: mapreduce.inputformat.class is deprecated. Instead, use mapreduce.job.inputformat.class</text:p>
      <text:p text:style-name="P19">2017-11-03 15:36:06,025 INFO <text:s/>[main] Configuration.deprecation: mapreduce.outputformat.class is deprecated. Instead, use mapreduce.job.outputformat.class</text:p>
      <text:p text:style-name="P19">2017-11-03 15:36:06,025 INFO <text:s/>[main] Configuration.deprecation: mapred.output.value.class is deprecated. Instead, use mapreduce.job.output.value.class</text:p>
      <text:p text:style-name="P19"><text:soft-page-break/>2017-11-03 15:36:06,025 INFO <text:s/>[main] Configuration.deprecation: mapred.output.dir is deprecated. Instead, use mapreduce.output.fileoutputformat.outputdir</text:p>
      <text:p text:style-name="P19">2017-11-03 15:36:06,025 INFO <text:s/>[main] Configuration.deprecation: mapred.cache.files is deprecated. Instead, use mapreduce.job.cache.files</text:p>
      <text:p text:style-name="P19">2017-11-03 15:36:06,025 INFO <text:s/>[main] Configuration.deprecation: mapred.working.dir is deprecated. Instead, use mapreduce.job.working.dir</text:p>
      <text:p text:style-name="P19">2017-11-03 15:36:06,026 INFO <text:s/>[main] Configuration.deprecation: mapred.job.classpath.files is deprecated. Instead, use mapreduce.job.classpath.files</text:p>
      <text:p text:style-name="P19">2017-11-03 15:36:06,026 INFO <text:s/>[main] Configuration.deprecation: user.name is deprecated. Instead, use mapreduce.job.user.name</text:p>
      <text:p text:style-name="P19">2017-11-03 15:36:06,026 INFO <text:s/>[main] Configuration.deprecation: mapred.reduce.tasks is deprecated. Instead, use mapreduce.job.reduces</text:p>
      <text:p text:style-name="P19">2017-11-03 15:36:06,026 INFO <text:s/>[main] Configuration.deprecation: mapred.cache.files.filesizes is deprecated. Instead, use mapreduce.job.cache.files.filesizes</text:p>
      <text:p text:style-name="P19">2017-11-03 15:36:06,026 INFO <text:s/>[main] Configuration.deprecation: mapred.output.key.class is deprecated. Instead, use mapreduce.job.output.key.class</text:p>
      <text:p text:style-name="P19">2017-11-03 15:36:06,487 INFO <text:s/>[main] mapreduce.JobSubmitter: Submitting tokens for job: job_1509695509797_0004</text:p>
      <text:p text:style-name="P19">2017-11-03 15:36:07,127 INFO <text:s/>[main] impl.YarnClientImpl: Submitted application application_1509695509797_0004 to ResourceManager at /0.0.0.0:8032</text:p>
      <text:p text:style-name="P19">2017-11-03 15:36:07,198 INFO <text:s/>[main] mapreduce.Job: The url to track the job: http://http://localhost:8088/proxy/application_1509695509797_0004/</text:p>
      <text:p text:style-name="P19">2017-11-03 15:36:07,200 INFO <text:s/>[main] mapreduce.Job: Running job: job_1509695509797_0004</text:p>
      <text:p text:style-name="P19">2017-11-03 15:36:23,750 INFO <text:s/>[main] mapreduce.Job: Job job_1509695509797_0004 running in uber mode : false</text:p>
      <text:p text:style-name="P19">2017-11-03 15:36:23,753 INFO <text:s/>[main] mapreduce.Job: <text:s/>map 0% reduce 0%</text:p>
      <text:p text:style-name="P19">2017-11-03 15:36:36,412 INFO <text:s/>[main] mapreduce.Job: <text:s/>map 100% reduce 0%</text:p>
      <text:p text:style-name="P19">2017-11-03 15:36:37,490 INFO <text:s/>[main] mapreduce.Job: Job job_1509695509797_0004 completed successfully</text:p>
      <text:p text:style-name="P21"/>
      <text:p text:style-name="P20">hive&gt; select * from employee;</text:p>
      <text:p text:style-name="P20">OK</text:p>
      <text:p text:style-name="P20">1<text:tab/>vishnu<text:tab/>100<text:tab/></text:p>
      <text:p text:style-name="P20">2<text:tab/>vipin 200<text:tab/></text:p>
      <text:p text:style-name="P20">3<text:tab/>vijay<text:tab/>300<text:tab/></text:p>
      <text:p text:style-name="P20"/>
      <text:p text:style-name="P20">Time taken: 3.942 seconds, Fetched: <text:span text:style-name="T7">3</text:span> row(s)</text:p>
      <text:p text:style-name="P20"/>
      <text:p text:style-name="P10"><text:s/>A Sqoop command is used to transfer selected columns from MySQL to Hive.</text:p>
      <text:p text:style-name="P10"/>
      <text:p text:style-name="P11">Importing colums name and id</text:p>
      <text:p text:style-name="P11"/>
      <text:p text:style-name="P11"><text:soft-page-break/></text:p>
      <text:p text:style-name="P25">[acadgild@localhost ~]$ sqoop import --connect jdbc:mysql://localhost/db1 --username 'root' -P --split-by id --columns id,name, --table 'employee' --target-dir /myhive5 --hive-import --create-hive-table --hive-table default.Company1Hive -m 1</text:p>
      <text:p text:style-name="P22">Warning: /usr/local/sqoop/../hcatalog does not exist! HCatalog jobs will fail.</text:p>
      <text:p text:style-name="P22">Please set $HCAT_HOME to the root of your HCatalog installation.</text:p>
      <text:p text:style-name="P22">Warning: /usr/local/sqoop/../accumulo does not exist! Accumulo imports will fail.</text:p>
      <text:p text:style-name="P22">Please set $ACCUMULO_HOME to the root of your Accumulo installation.</text:p>
      <text:p text:style-name="P22">Warning: /usr/local/sqoop/../zookeeper does not exist! Accumulo imports will fail.</text:p>
      <text:p text:style-name="P22">Please set $ZOOKEEPER_HOME to the root of your Zookeeper installation.</text:p>
      <text:p text:style-name="P22">2017-11-03 16:14:26,466 INFO <text:s/>[main] sqoop.Sqoop: Running Sqoop version: 1.4.5</text:p>
      <text:p text:style-name="P22">Enter password: </text:p>
      <text:p text:style-name="P22">2017-11-03 16:14:27,903 INFO <text:s/>[main] tool.BaseSqoopTool: Using Hive-specific delimiters for output. You can override</text:p>
      <text:p text:style-name="P22">2017-11-03 16:14:27,903 INFO <text:s/>[main] tool.BaseSqoopTool: delimiters with --fields-terminated-by, etc.</text:p>
      <text:p text:style-name="P22">2017-11-03 16:14:28,383 INFO <text:s/>[main] manager.MySQLManager: Preparing to use a MySQL streaming resultset.</text:p>
      <text:p text:style-name="P22">2017-11-03 16:14:28,409 INFO <text:s/>[main] tool.CodeGenTool: Beginning code generation</text:p>
      <text:p text:style-name="P22">2017-11-03 16:14:29,105 INFO <text:s/>[main] manager.SqlManager: Executing SQL statement: SELECT t.* FROM `employee` AS t LIMIT 1</text:p>
      <text:p text:style-name="P22">2017-11-03 16:14:29,260 INFO <text:s/>[main] manager.SqlManager: Executing SQL statement: SELECT t.* FROM `employee` AS t LIMIT 1</text:p>
      <text:p text:style-name="P22">2017-11-03 16:14:29,280 INFO <text:s/>[main] orm.CompilationManager: HADOOP_MAPRED_HOME is /usr/local/hadoop-2.6.0</text:p>
      <text:p text:style-name="P22">Note: /tmp/sqoop-acadgild/compile/37a2c328df810779e9a15c92924129a3/employee.java uses or overrides a deprecated API.</text:p>
      <text:p text:style-name="P22">Note: Recompile with -Xlint:deprecation for details.</text:p>
      <text:p text:style-name="P22">2017-11-03 16:14:33,422 INFO <text:s/>[main] orm.CompilationManager: Writing jar file: /tmp/sqoop-acadgild/compile/37a2c328df810779e9a15c92924129a3/employee.jar</text:p>
      <text:p text:style-name="P22">2017-11-03 16:14:33,499 WARN <text:s/>[main] manager.MySQLManager: It looks like you are importing from mysql.</text:p>
      <text:p text:style-name="P22">2017-11-03 16:14:33,499 WARN <text:s/>[main] manager.MySQLManager: This transfer can be faster! Use the --direct</text:p>
      <text:p text:style-name="P22">2017-11-03 16:14:33,499 WARN <text:s/>[main] manager.MySQLManager: option to exercise a MySQL-specific fast path.</text:p>
      <text:p text:style-name="P22">2017-11-03 16:14:33,499 INFO <text:s/>[main] manager.MySQLManager: Setting zero DATETIME behavior to convertToNull (mysql)</text:p>
      <text:p text:style-name="P22">2017-11-03 16:14:33,503 INFO <text:s/>[main] mapreduce.ImportJobBase: Beginning import of employee</text:p>
      <text:p text:style-name="P22">SLF4J: Class path contains multiple SLF4J bindings.</text:p>
      <text:p text:style-name="P22">SLF4J: Found binding in [jar:file:/usr/local/hbase/lib/slf4j-log4j12-1.6.4.jar!/org/slf4j/impl/StaticLoggerBinder<text:soft-page-break/>.class]</text:p>
      <text:p text:style-name="P22">SLF4J: Found binding in [jar:file:/usr/local/hadoop-2.6.0/share/hadoop/common/lib/slf4j-log4j12-1.7.5.jar!/org/slf4j/impl/StaticLoggerBinder.class]</text:p>
      <text:p text:style-name="P22">SLF4J: See http://www.slf4j.org/codes.html#multiple_bindings for an explanation.</text:p>
      <text:p text:style-name="P22">2017-11-03 16:14:34,256 WARN <text:s/>[main] util.NativeCodeLoader: Unable to load native-hadoop library for your platform... using builtin-java classes where applicable</text:p>
      <text:p text:style-name="P22">2017-11-03 16:14:34,273 INFO <text:s/>[main] Configuration.deprecation: mapred.jar is deprecated. Instead, use mapreduce.job.jar</text:p>
      <text:p text:style-name="P22">2017-11-03 16:14:35,632 INFO <text:s/>[main] Configuration.deprecation: mapred.map.tasks is deprecated. Instead, use mapreduce.job.maps</text:p>
      <text:p text:style-name="P22">2017-11-03 16:14:36,031 INFO <text:s/>[main] client.RMProxy: Connecting to ResourceManager at /0.0.0.0:8032</text:p>
      <text:p text:style-name="P22">2017-11-03 16:14:39,134 INFO <text:s/>[main] db.DBInputFormat: Using read commited transaction isolation</text:p>
      <text:p text:style-name="P22">2017-11-03 16:14:39,421 INFO <text:s/>[main] mapreduce.JobSubmitter: number of splits:1</text:p>
      <text:p text:style-name="P22">2017-11-03 16:14:39,502 INFO <text:s/>[main] Configuration.deprecation: mapred.job.name is deprecated. Instead, use mapreduce.job.name</text:p>
      <text:p text:style-name="P22">2017-11-03 16:14:39,505 INFO <text:s/>[main] Configuration.deprecation: mapred.cache.files.timestamps is deprecated. Instead, use mapreduce.job.cache.files.timestamps</text:p>
      <text:p text:style-name="P22">2017-11-03 16:14:39,505 INFO <text:s/>[main] Configuration.deprecation: mapreduce.map.class is deprecated. Instead, use mapreduce.job.map.class</text:p>
      <text:p text:style-name="P22">2017-11-03 16:14:39,507 INFO <text:s/>[main] Configuration.deprecation: mapreduce.inputformat.class is deprecated. Instead, use mapreduce.job.inputformat.class</text:p>
      <text:p text:style-name="P22">2017-11-03 16:14:39,513 INFO <text:s/>[main] Configuration.deprecation: mapreduce.outputformat.class is deprecated. Instead, use mapreduce.job.outputformat.class</text:p>
      <text:p text:style-name="P22">2017-11-03 16:14:39,519 INFO <text:s/>[main] Configuration.deprecation: mapred.output.value.class is deprecated. Instead, use mapreduce.job.output.value.class</text:p>
      <text:p text:style-name="P22">2017-11-03 16:14:39,519 INFO <text:s/>[main] Configuration.deprecation: mapred.output.dir is deprecated. Instead, use mapreduce.output.fileoutputformat.outputdir</text:p>
      <text:p text:style-name="P22">2017-11-03 16:14:39,519 INFO <text:s/>[main] Configuration.deprecation: mapred.cache.files is deprecated. Instead, use mapreduce.job.cache.files</text:p>
      <text:p text:style-name="P22">2017-11-03 16:14:39,520 INFO <text:s/>[main] Configuration.deprecation: mapred.working.dir is deprecated. Instead, use mapreduce.job.working.dir</text:p>
      <text:p text:style-name="P22">2017-11-03 16:14:39,520 INFO <text:s/>[main] Configuration.deprecation: mapred.job.classpath.files is deprecated. Instead, use mapreduce.job.classpath.files</text:p>
      <text:p text:style-name="P22">2017-11-03 16:14:39,520 INFO <text:s/>[main] Configuration.deprecation: user.name is deprecated. Instead, use mapreduce.job.user.name</text:p>
      <text:p text:style-name="P22">2017-11-03 16:14:39,524 INFO <text:s/>[main] Configuration.deprecation: mapred.reduce.tasks is deprecated. Instead, use mapreduce.job.reduces</text:p>
      <text:p text:style-name="P22"><text:soft-page-break/>2017-11-03 16:14:39,524 INFO <text:s/>[main] Configuration.deprecation: mapred.cache.files.filesizes is deprecated. Instead, use mapreduce.job.cache.files.filesizes</text:p>
      <text:p text:style-name="P22">2017-11-03 16:14:39,524 INFO <text:s/>[main] Configuration.deprecation: mapred.output.key.class is deprecated. Instead, use mapreduce.job.output.key.class</text:p>
      <text:p text:style-name="P22">2017-11-03 16:14:39,964 INFO <text:s/>[main] mapreduce.JobSubmitter: Submitting tokens for job: job_1509695509797_0007</text:p>
      <text:p text:style-name="P22">2017-11-03 16:14:40,797 INFO <text:s/>[main] impl.YarnClientImpl: Submitted application application_1509695509797_0007 to ResourceManager at /0.0.0.0:8032</text:p>
      <text:p text:style-name="P22">2017-11-03 16:14:40,948 INFO <text:s/>[main] mapreduce.Job: The url to track the job: http://http://localhost:8088/proxy/application_1509695509797_0007/</text:p>
      <text:p text:style-name="P22">2017-11-03 16:14:40,953 INFO <text:s/>[main] mapreduce.Job: Running job: job_1509695509797_0007</text:p>
      <text:p text:style-name="P22">2017-11-03 16:14:57,587 INFO <text:s/>[main] mapreduce.Job: Job job_1509695509797_0007 running in uber mode : false</text:p>
      <text:p text:style-name="P22">2017-11-03 16:14:57,595 INFO <text:s/>[main] mapreduce.Job: <text:s/>map 0% reduce 0%</text:p>
      <text:p text:style-name="P22">2017-11-03 16:15:09,046 INFO <text:s/>[main] mapreduce.Job: <text:s/>map 100% reduce 0%</text:p>
      <text:p text:style-name="P22">2017-11-03 16:15:10,144 INFO <text:s/>[main] mapreduce.Job: Job job_1509695509797_0007 completed successfully</text:p>
      <text:p text:style-name="P22">2017-11-03 16:15:10,525 ERROR [main] tool.ImportTool: Imported Failed: No enum constant org.apache.hadoop.mapreduce.JobCounter.MB_MILLIS_MAPS</text:p>
      <text:p text:style-name="P22">[acadgild@localhost ~]$ </text:p>
      <text:p text:style-name="P10"/>
      <text:p text:style-name="P10"/>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3:23:45.401347609</meta:creation-date>
    <meta:editing-duration>PT4H19M45S</meta:editing-duration>
    <meta:editing-cycles>3</meta:editing-cycles>
    <meta:generator>LibreOffice/4.2.8.2$Linux_X86_64 LibreOffice_project/420$Build-2</meta:generator>
    <dc:date>2017-11-03T18:11:21.186200718</dc:date>
    <meta:document-statistic meta:table-count="0" meta:image-count="0" meta:object-count="0" meta:page-count="13" meta:paragraph-count="316" meta:word-count="2922" meta:character-count="28974" meta:non-whitespace-character-count="25829"/>
  </office:meta>
</office:document-meta>
</file>